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4D0000002F132D141BDA587D7F.png" manifest:media-type="image/png"/>
  <manifest:file-entry manifest:full-path="Pictures/2000000E000005F70000038F7CCA2F487CC6C32B.svm" manifest:media-type="image/x-svm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線の終点_20_1" draw:marker-end-width="0.38cm" draw:fill="none" draw:fill-color="#00000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6cm" fo:min-width="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47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ouble_20_Dash" svg:stroke-width="0.05cm" svg:stroke-color="#000000" draw:marker-start-width="0.29cm" draw:marker-end-width="0.29cm" svg:stroke-linecap="butt" draw:fill="none" draw:fill-color="#00000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Double_20_Dash" svg:stroke-width="0.03cm" svg:stroke-color="#000000" draw:marker-start-width="0.26cm" draw:marker-end-width="0.26cm" svg:stroke-linecap="butt" draw:fill="none" draw:fill-color="#000000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5" style:family="graphic" style:parent-style-name="standard">
      <style:graphic-properties svg:stroke-width="0.05cm" svg:stroke-color="#b2b2b2" draw:marker-start-width="0.28cm" draw:marker-end-width="0.28cm" draw:fill="none" draw:fill-color="#ffffff" draw:textarea-horizontal-align="justify" draw:textarea-vertical-align="middle" draw:auto-grow-height="false" fo:min-height="3.2cm" fo:min-width="24.45cm" fo:padding-top="0.15cm" fo:padding-bottom="0.15cm" fo:padding-left="0.275cm" fo:padding-right="0.275cm"/>
    </style:style>
    <style:style style:name="gr1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5cm"/>
      <style:paragraph-properties style:writing-mode="lr-tb"/>
    </style:style>
    <style:style style:name="gr19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22cm" fo:min-width="0.47cm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22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158cm" fo:min-width="0.08cm" fo:padding-top="0.135cm" fo:padding-bottom="0.135cm" fo:padding-left="0.26cm" fo:padding-right="0.26cm"/>
    </style:style>
    <style:style style:name="gr23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94cm"/>
      <style:paragraph-properties style:writing-mode="lr-tb"/>
    </style:style>
    <style:style style:name="gr32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53cm" fo:min-width="4.98cm" fo:padding-top="0.135cm" fo:padding-bottom="0.135cm" fo:padding-left="0.26cm" fo:padding-right="0.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cm"/>
      <style:paragraph-properties style:writing-mode="lr-tb"/>
    </style:style>
    <style:style style:name="gr34" style:family="graphic" style:parent-style-name="objectwithoutfill">
      <style:graphic-properties svg:stroke-color="#000000" draw:marker-end="Arrow_20_large" draw:fill="none" draw:textarea-vertical-align="middle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"/>
    </style:style>
    <style:style style:name="P4" style:family="paragraph">
      <loext:graphic-properties draw:fill="none" draw:fill-color="#ffffff"/>
      <style:text-properties style:font-name="Arial Black"/>
    </style:style>
    <style:style style:name="P5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style:font-name="Arial" fo:font-size="9pt" style:font-size-asian="9pt" style:font-size-complex="9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 Black" fo:font-size="15pt" style:font-size-asian="15pt" style:font-size-complex="15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text-position="super 58%" style:font-name="Arial" fo:font-size="16pt" style:font-size-asian="16pt" style:font-size-complex="16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Arial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9.013cm" svg:y1="5.5cm" svg:x2="11.013cm" svg:y2="5.5cm">
          <text:p/>
        </draw:line>
        <draw:line draw:style-name="gr1" draw:text-style-name="P1" draw:layer="layout" svg:x1="9.013cm" svg:y1="6.5cm" svg:x2="11.013cm" svg:y2="6.5cm">
          <text:p/>
        </draw:line>
        <draw:line draw:style-name="gr1" draw:text-style-name="P1" draw:layer="layout" svg:x1="11.013cm" svg:y1="7.5cm" svg:x2="9.013cm" svg:y2="7.5cm">
          <text:p/>
        </draw:line>
        <draw:custom-shape draw:style-name="gr2" draw:text-style-name="P2" draw:layer="layout" svg:width="4cm" svg:height="2.9cm" svg:x="11.013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949cm" svg:height="0.725cm" svg:x="2.14cm" svg:y="6.014cm">
          <draw:text-box>
            <text:p><text:span text:style-name="T1">FORCE_HALT_ON_RESET_REQ</text:span></text:p>
          </draw:text-box>
        </draw:frame>
        <draw:frame draw:style-name="gr4" draw:text-style-name="P3" draw:layer="layout" svg:width="6.903cm" svg:height="0.725cm" svg:x="2.141cm" svg:y="7.014cm">
          <draw:text-box>
            <text:p><text:span text:style-name="T1">FORCE_HALT_ON_RESET_ACK</text:span></text:p>
          </draw:text-box>
        </draw:frame>
        <draw:frame draw:style-name="gr5" draw:text-style-name="P3" draw:layer="layout" svg:width="2.576cm" svg:height="0.725cm" svg:x="6.513cm" svg:y="5cm">
          <draw:text-box>
            <text:p><text:span text:style-name="T1">RES_ORG</text:span></text:p>
          </draw:text-box>
        </draw:frame>
        <draw:frame draw:style-name="gr6" draw:text-style-name="P4" draw:layer="layout" svg:width="2.97cm" svg:height="1cm" svg:x="11.613cm" svg:y="5.1cm">
          <draw:text-box>
            <text:p><text:span text:style-name="T2">mmRISC</text:span></text:p>
          </draw:text-box>
        </draw:frame>
        <draw:line draw:style-name="gr7" draw:text-style-name="P1" draw:layer="layout" svg:x1="9.013cm" svg:y1="11cm" svg:x2="11.013cm" svg:y2="11cm">
          <text:p/>
        </draw:line>
        <draw:line draw:style-name="gr7" draw:text-style-name="P1" draw:layer="layout" svg:x1="11.213cm" svg:y1="10.4cm" svg:x2="11.013cm" svg:y2="11cm">
          <text:p/>
        </draw:line>
        <draw:line draw:style-name="gr7" draw:text-style-name="P1" draw:layer="layout" svg:x1="9.013cm" svg:y1="10.4cm" svg:x2="14.013cm" svg:y2="10.4cm">
          <text:p/>
        </draw:line>
        <draw:line draw:style-name="gr7" draw:text-style-name="P1" draw:layer="layout" svg:x1="14.013cm" svg:y1="10.4cm" svg:x2="14.213cm" svg:y2="11cm">
          <text:p/>
        </draw:line>
        <draw:line draw:style-name="gr7" draw:text-style-name="P1" draw:layer="layout" svg:x1="14.213cm" svg:y1="11cm" svg:x2="21.013cm" svg:y2="11cm">
          <text:p/>
        </draw:line>
        <draw:line draw:style-name="gr7" draw:text-style-name="P1" draw:layer="layout" svg:x1="9.013cm" svg:y1="11.4cm" svg:x2="12.013cm" svg:y2="11.4cm">
          <text:p/>
        </draw:line>
        <draw:line draw:style-name="gr7" draw:text-style-name="P1" draw:layer="layout" svg:x1="12.014cm" svg:y1="11.4cm" svg:x2="12.214cm" svg:y2="12cm">
          <text:p/>
        </draw:line>
        <draw:line draw:style-name="gr7" draw:text-style-name="P1" draw:layer="layout" svg:x1="9.013cm" svg:y1="12cm" svg:x2="21.013cm" svg:y2="12cm">
          <text:p/>
        </draw:line>
        <draw:line draw:style-name="gr7" draw:text-style-name="P1" draw:layer="layout" svg:x1="9.013cm" svg:y1="12.4cm" svg:x2="11.214cm" svg:y2="12.4cm">
          <text:p/>
        </draw:line>
        <draw:line draw:style-name="gr7" draw:text-style-name="P1" draw:layer="layout" svg:x1="11.215cm" svg:y1="12.4cm" svg:x2="11.415cm" svg:y2="13cm">
          <text:p/>
        </draw:line>
        <draw:line draw:style-name="gr7" draw:text-style-name="P1" draw:layer="layout" svg:x1="9.013cm" svg:y1="13cm" svg:x2="21.013cm" svg:y2="13cm">
          <text:p/>
        </draw:line>
        <draw:line draw:style-name="gr8" draw:text-style-name="P1" draw:layer="layout" svg:x1="14.213cm" svg:y1="10cm" svg:x2="14.213cm" svg:y2="13.7cm">
          <text:p/>
        </draw:line>
        <draw:line draw:style-name="gr7" draw:text-style-name="P1" draw:layer="layout" svg:x1="9.013cm" svg:y1="15cm" svg:x2="11.013cm" svg:y2="15cm">
          <text:p/>
        </draw:line>
        <draw:line draw:style-name="gr7" draw:text-style-name="P1" draw:layer="layout" svg:x1="11.213cm" svg:y1="14.4cm" svg:x2="11.013cm" svg:y2="15cm">
          <text:p/>
        </draw:line>
        <draw:line draw:style-name="gr7" draw:text-style-name="P1" draw:layer="layout" svg:x1="9.013cm" svg:y1="14.4cm" svg:x2="14.013cm" svg:y2="14.4cm">
          <text:p/>
        </draw:line>
        <draw:line draw:style-name="gr7" draw:text-style-name="P1" draw:layer="layout" svg:x1="14.013cm" svg:y1="14.4cm" svg:x2="14.213cm" svg:y2="15cm">
          <text:p/>
        </draw:line>
        <draw:line draw:style-name="gr7" draw:text-style-name="P1" draw:layer="layout" svg:x1="14.213cm" svg:y1="15cm" svg:x2="21.113cm" svg:y2="15cm">
          <text:p/>
        </draw:line>
        <draw:line draw:style-name="gr7" draw:text-style-name="P1" draw:layer="layout" svg:x1="9.013cm" svg:y1="15.4cm" svg:x2="18.013cm" svg:y2="15.4cm">
          <text:p/>
        </draw:line>
        <draw:line draw:style-name="gr7" draw:text-style-name="P1" draw:layer="layout" svg:x1="12.214cm" svg:y1="15.4cm" svg:x2="12.014cm" svg:y2="16cm">
          <text:p/>
        </draw:line>
        <draw:line draw:style-name="gr7" draw:text-style-name="P1" draw:layer="layout" svg:x1="9.013cm" svg:y1="16cm" svg:x2="12.013cm" svg:y2="16cm">
          <text:p/>
        </draw:line>
        <draw:line draw:style-name="gr7" draw:text-style-name="P1" draw:layer="layout" svg:x1="9.013cm" svg:y1="16.4cm" svg:x2="11.214cm" svg:y2="16.4cm">
          <text:p/>
        </draw:line>
        <draw:line draw:style-name="gr7" draw:text-style-name="P1" draw:layer="layout" svg:x1="11.215cm" svg:y1="16.4cm" svg:x2="11.415cm" svg:y2="17cm">
          <text:p/>
        </draw:line>
        <draw:line draw:style-name="gr7" draw:text-style-name="P1" draw:layer="layout" svg:x1="9.013cm" svg:y1="17cm" svg:x2="17.013cm" svg:y2="17cm">
          <text:p/>
        </draw:line>
        <draw:line draw:style-name="gr8" draw:text-style-name="P1" draw:layer="layout" svg:x1="14.213cm" svg:y1="14cm" svg:x2="14.213cm" svg:y2="17.7cm">
          <text:p/>
        </draw:line>
        <draw:line draw:style-name="gr7" draw:text-style-name="P1" draw:layer="layout" svg:x1="17.214cm" svg:y1="16.4cm" svg:x2="17.014cm" svg:y2="17cm">
          <text:p/>
        </draw:line>
        <draw:line draw:style-name="gr7" draw:text-style-name="P1" draw:layer="layout" svg:x1="17.213cm" svg:y1="16.4cm" svg:x2="20cm" svg:y2="16.4cm">
          <text:p/>
        </draw:line>
        <draw:line draw:style-name="gr9" draw:text-style-name="P1" draw:layer="layout" svg:x1="17.013cm" svg:y1="8.5cm" svg:x2="17.013cm" svg:y2="17.7cm">
          <text:p/>
        </draw:line>
        <draw:line draw:style-name="gr9" draw:text-style-name="P1" draw:layer="layout" svg:x1="18.013cm" svg:y1="8.5cm" svg:x2="18.013cm" svg:y2="17.7cm">
          <text:p/>
        </draw:line>
        <draw:line draw:style-name="gr7" draw:text-style-name="P1" draw:layer="layout" svg:x1="18.013cm" svg:y1="15.4cm" svg:x2="18.213cm" svg:y2="16cm">
          <text:p/>
        </draw:line>
        <draw:line draw:style-name="gr7" draw:text-style-name="P1" draw:layer="layout" svg:x1="18.212cm" svg:y1="16cm" svg:x2="21.013cm" svg:y2="16cm">
          <text:p/>
        </draw:line>
        <draw:line draw:style-name="gr7" draw:text-style-name="P1" draw:layer="layout" svg:x1="18.014cm" svg:y1="16.4cm" svg:x2="18.214cm" svg:y2="17cm">
          <text:p/>
        </draw:line>
        <draw:line draw:style-name="gr7" draw:text-style-name="P1" draw:layer="layout" svg:x1="18.2cm" svg:y1="17cm" svg:x2="21.013cm" svg:y2="17cm">
          <text:p/>
        </draw:line>
        <draw:frame draw:style-name="gr10" draw:text-style-name="P3" draw:layer="layout" svg:width="1.328cm" svg:height="0.725cm" svg:x="15.613cm" svg:y="8.7cm">
          <draw:text-box>
            <text:p><text:span text:style-name="T1">CLK</text:span></text:p>
          </draw:text-box>
        </draw:frame>
        <draw:line draw:style-name="gr7" draw:text-style-name="P1" draw:layer="layout" svg:x1="17.213cm" svg:y1="8.9cm" svg:x2="17.013cm" svg:y2="9.5cm">
          <text:p/>
        </draw:line>
        <draw:line draw:style-name="gr7" draw:text-style-name="P1" draw:layer="layout" svg:x1="17.214cm" svg:y1="8.9cm" svg:x2="17.513cm" svg:y2="8.9cm">
          <text:p/>
        </draw:line>
        <draw:line draw:style-name="gr7" draw:text-style-name="P1" draw:layer="layout" svg:x1="17.713cm" svg:y1="9.5cm" svg:x2="17.513cm" svg:y2="8.9cm">
          <text:p/>
        </draw:line>
        <draw:line draw:style-name="gr7" draw:text-style-name="P1" draw:layer="layout" svg:x1="17.714cm" svg:y1="9.5cm" svg:x2="18.013cm" svg:y2="9.5cm">
          <text:p/>
        </draw:line>
        <draw:line draw:style-name="gr7" draw:text-style-name="P1" draw:layer="layout" svg:x1="18.213cm" svg:y1="8.9cm" svg:x2="18.013cm" svg:y2="9.5cm">
          <text:p/>
        </draw:line>
        <draw:line draw:style-name="gr7" draw:text-style-name="P1" draw:layer="layout" svg:x1="18.214cm" svg:y1="8.9cm" svg:x2="18.513cm" svg:y2="8.9cm">
          <text:p/>
        </draw:line>
        <draw:line draw:style-name="gr7" draw:text-style-name="P1" draw:layer="layout" svg:x1="18.713cm" svg:y1="9.5cm" svg:x2="18.513cm" svg:y2="8.9cm">
          <text:p/>
        </draw:line>
        <draw:frame draw:style-name="gr11" draw:text-style-name="P5" draw:layer="layout" svg:width="4.821cm" svg:height="2.132cm" svg:x="21.692cm" svg:y="10.8cm">
          <draw:text-box>
            <text:p><text:span text:style-name="T3">CPU starts from 1</text:span><text:span text:style-name="T4">st</text:span><text:span text:style-name="T3"> instruction at reset vector.</text:span></text:p>
          </draw:text-box>
        </draw:frame>
        <draw:frame draw:style-name="gr3" draw:text-style-name="P3" draw:layer="layout" svg:width="6.949cm" svg:height="0.725cm" svg:x="2.041cm" svg:y="11.314cm">
          <draw:text-box>
            <text:p><text:span text:style-name="T1">FORCE_HALT_ON_RESET_REQ</text:span></text:p>
          </draw:text-box>
        </draw:frame>
        <draw:frame draw:style-name="gr4" draw:text-style-name="P3" draw:layer="layout" svg:width="6.903cm" svg:height="0.725cm" svg:x="2.042cm" svg:y="12.314cm">
          <draw:text-box>
            <text:p><text:span text:style-name="T1">FORCE_HALT_ON_RESET_ACK</text:span></text:p>
          </draw:text-box>
        </draw:frame>
        <draw:frame draw:style-name="gr5" draw:text-style-name="P3" draw:layer="layout" svg:width="2.576cm" svg:height="0.725cm" svg:x="6.414cm" svg:y="10.3cm">
          <draw:text-box>
            <text:p><text:span text:style-name="T1">RES_ORG</text:span></text:p>
          </draw:text-box>
        </draw:frame>
        <draw:frame draw:style-name="gr3" draw:text-style-name="P3" draw:layer="layout" svg:width="6.949cm" svg:height="0.725cm" svg:x="2.042cm" svg:y="15.314cm">
          <draw:text-box>
            <text:p><text:span text:style-name="T1">FORCE_HALT_ON_RESET_REQ</text:span></text:p>
          </draw:text-box>
        </draw:frame>
        <draw:frame draw:style-name="gr4" draw:text-style-name="P3" draw:layer="layout" svg:width="6.903cm" svg:height="0.725cm" svg:x="2.043cm" svg:y="16.314cm">
          <draw:text-box>
            <text:p><text:span text:style-name="T1">FORCE_HALT_ON_RESET_ACK</text:span></text:p>
          </draw:text-box>
        </draw:frame>
        <draw:frame draw:style-name="gr5" draw:text-style-name="P3" draw:layer="layout" svg:width="2.576cm" svg:height="0.725cm" svg:x="6.415cm" svg:y="14.3cm">
          <draw:text-box>
            <text:p><text:span text:style-name="T1">RES_ORG</text:span></text:p>
          </draw:text-box>
        </draw:frame>
        <draw:custom-shape draw:style-name="gr12" draw:text-style-name="P1" draw:layer="layout" svg:width="0.4cm" svg:height="0.4cm" svg:x="14.01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14.01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281cm" svg:height="0.725cm" svg:x="14.213cm" svg:y="11.375cm">
          <draw:text-box>
            <text:p><text:span text:style-name="T1">Low</text:span></text:p>
          </draw:text-box>
        </draw:frame>
        <draw:frame draw:style-name="gr14" draw:text-style-name="P3" draw:layer="layout" svg:width="1.374cm" svg:height="0.725cm" svg:x="14.214cm" svg:y="15.4cm">
          <draw:text-box>
            <text:p><text:span text:style-name="T1">High</text:span></text:p>
          </draw:text-box>
        </draw:frame>
        <draw:frame draw:style-name="gr11" draw:text-style-name="P5" draw:layer="layout" svg:width="5.12cm" svg:height="2.132cm" svg:x="21.713cm" svg:y="14.741cm">
          <draw:text-box>
            <text:p><text:span text:style-name="T3">CPU halts until resume command from debug I/F</text:span></text:p>
          </draw:text-box>
        </draw:frame>
        <draw:custom-shape draw:style-name="gr15" draw:text-style-name="P6" draw:layer="layout" svg:width="25cm" svg:height="3.5cm" svg:x="2.013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5cm" svg:height="3.5cm" svg:x="2.013cm" svg:y="14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026cm" svg:height="0.91cm" svg:x="17.113cm" svg:y="15.69cm">
          <draw:image xlink:href="Pictures/2000000E000005F70000038F7CCA2F487CC6C32B.svm" xlink:type="simple" xlink:show="embed" xlink:actuate="onLoad" draw:mime-type="image/x-svm">
            <text:p/>
          </draw:image>
          <draw:image xlink:href="Pictures/100000010000004D0000002F132D141BDA587D7F.png" xlink:type="simple" xlink:show="embed" xlink:actuate="onLoad" draw:mime-type="image/png"/>
        </draw:frame>
        <draw:frame draw:style-name="gr17" draw:text-style-name="P3" draw:layer="layout" svg:width="7.703cm" svg:height="0.806cm" svg:x="1.813cm" svg:y="8.275cm">
          <draw:text-box>
            <text:p><text:span text:style-name="T5">(a) Signals to force Halt-in-Reset</text:span></text:p>
          </draw:text-box>
        </draw:frame>
        <draw:frame draw:style-name="gr18" draw:text-style-name="P3" draw:layer="layout" svg:width="6.45cm" svg:height="0.806cm" svg:x="1.813cm" svg:y="18.2cm">
          <draw:text-box>
            <text:p><text:span text:style-name="T5">(b) Timing of Halt-on-Reset</text:span></text:p>
          </draw:text-box>
        </draw:frame>
        <draw:line draw:style-name="gr7" draw:text-style-name="P1" draw:layer="layout" svg:x1="20.014cm" svg:y1="16.4cm" svg:x2="20.214cm" svg:y2="17cm">
          <text:p/>
        </draw:line>
      </draw:page>
      <draw:page draw:name="page2" draw:style-name="dp1" draw:master-page-name="標準">
        <draw:custom-shape draw:style-name="gr19" draw:text-style-name="P8" draw:layer="layout" svg:width="1cm" svg:height="1.5cm" svg:x="7.006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0.642cm" svg:height="0.489cm" svg:x="7.206cm" svg:y="3.955cm">
          <draw:text-box>
            <text:p><text:span text:style-name="T6">S</text:span></text:p>
          </draw:text-box>
        </draw:frame>
        <draw:frame draw:style-name="gr21" draw:text-style-name="P9" draw:layer="layout" svg:width="0.654cm" svg:height="0.489cm" svg:x="7.207cm" svg:y="5.056cm">
          <draw:text-box>
            <text:p><text:span text:style-name="T6">R</text:span></text:p>
          </draw:text-box>
        </draw:frame>
        <draw:custom-shape draw:style-name="gr22" draw:text-style-name="P8" draw:layer="layout" svg:width="0.7cm" svg:height="0.6cm" svg:x="6.006cm" svg:y="2.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" draw:text-style-name="P8" draw:layer="layout" svg:width="0.2cm" svg:height="0.2cm" svg:x="5.80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4.006cm" svg:y1="3.2cm" svg:x2="5.806cm" svg:y2="3.2cm">
          <text:p/>
        </draw:line>
        <draw:custom-shape draw:style-name="gr22" draw:text-style-name="P8" draw:layer="layout" svg:width="0.7cm" svg:height="0.6cm" svg:x="6.007cm" svg:y="6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4" draw:text-style-name="P7" draw:layer="layout" svg:x1="4.006cm" svg:y1="2.8cm" svg:x2="6.006cm" svg:y2="2.8cm">
          <text:p/>
        </draw:line>
        <draw:line draw:style-name="gr24" draw:text-style-name="P7" draw:layer="layout" svg:x1="4.606cm" svg:y1="6.3cm" svg:x2="6.006cm" svg:y2="6.3cm">
          <text:p/>
        </draw:line>
        <draw:line draw:style-name="gr24" draw:text-style-name="P7" draw:layer="layout" svg:x1="5.006cm" svg:y1="6.7cm" svg:x2="6.006cm" svg:y2="6.7cm">
          <text:p/>
        </draw:line>
        <draw:line draw:style-name="gr24" draw:text-style-name="P7" draw:layer="layout" svg:x1="5.006cm" svg:y1="6.7cm" svg:x2="5.006cm" svg:y2="3.2cm">
          <text:p/>
        </draw:line>
        <draw:line draw:style-name="gr24" draw:text-style-name="P7" draw:layer="layout" svg:x1="4.606cm" svg:y1="6.3cm" svg:x2="4.606cm" svg:y2="2.8cm">
          <text:p/>
        </draw:line>
        <draw:custom-shape draw:style-name="gr25" draw:text-style-name="P10" draw:layer="layout" svg:width="0.2cm" svg:height="0.2cm" svg:x="4.907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0.2cm" svg:height="0.2cm" svg:x="4.508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2.051cm" svg:height="0.607cm" svg:x="2.055cm" svg:y="2.493cm">
          <draw:text-box>
            <text:p><text:span text:style-name="T7">RES_ORG</text:span></text:p>
          </draw:text-box>
        </draw:frame>
        <draw:frame draw:style-name="gr27" draw:text-style-name="P3" draw:layer="layout" svg:width="2.932cm" svg:height="0.607cm" svg:x="1.156cm" svg:y="2.894cm">
          <draw:text-box>
            <text:p><text:span text:style-name="T7">RESET_HALT_N</text:span></text:p>
          </draw:text-box>
        </draw:frame>
        <draw:line draw:style-name="gr24" draw:text-style-name="P7" draw:layer="layout" svg:x1="6.706cm" svg:y1="3cm" svg:x2="7.506cm" svg:y2="3cm">
          <text:p/>
        </draw:line>
        <draw:line draw:style-name="gr24" draw:text-style-name="P7" draw:layer="layout" svg:x1="7.506cm" svg:y1="4cm" svg:x2="7.506cm" svg:y2="3cm">
          <text:p/>
        </draw:line>
        <draw:line draw:style-name="gr24" draw:text-style-name="P7" draw:layer="layout" svg:x1="7.506cm" svg:y1="6.5cm" svg:x2="7.506cm" svg:y2="5.5cm">
          <text:p/>
        </draw:line>
        <draw:line draw:style-name="gr24" draw:text-style-name="P7" draw:layer="layout" svg:x1="6.706cm" svg:y1="6.5cm" svg:x2="7.506cm" svg:y2="6.5cm">
          <text:p/>
        </draw:line>
        <draw:custom-shape draw:style-name="gr23" draw:text-style-name="P8" draw:layer="layout" svg:width="0.2cm" svg:height="0.2cm" draw:transform="rotate (-1.5707963267949) translate (7.206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7" draw:layer="layout" svg:x1="4.006cm" svg:y1="5.2cm" svg:x2="7.006cm" svg:y2="5.2cm">
          <text:p/>
        </draw:line>
        <draw:frame draw:style-name="gr28" draw:text-style-name="P3" draw:layer="layout" svg:width="1.12cm" svg:height="0.607cm" svg:x="3.057cm" svg:y="4.9cm">
          <draw:text-box>
            <text:p><text:span text:style-name="T7">CLK</text:span></text:p>
          </draw:text-box>
        </draw:frame>
        <draw:frame draw:style-name="gr21" draw:text-style-name="P9" draw:layer="layout" svg:width="0.654cm" svg:height="0.489cm" svg:x="6.807cm" svg:y="4.157cm">
          <draw:text-box>
            <text:p><text:span text:style-name="T6">D</text:span></text:p>
          </draw:text-box>
        </draw:frame>
        <draw:frame draw:style-name="gr29" draw:text-style-name="P9" draw:layer="layout" svg:width="0.667cm" svg:height="0.489cm" svg:x="7.507cm" svg:y="4.158cm">
          <draw:text-box>
            <text:p><text:span text:style-name="T6">Q</text:span></text:p>
          </draw:text-box>
        </draw:frame>
        <draw:custom-shape draw:style-name="gr22" draw:text-style-name="P8" draw:layer="layout" svg:width="0.7cm" svg:height="0.6cm" svg:x="6.007cm" svg:y="4.10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4" draw:text-style-name="P7" draw:layer="layout" svg:x1="6.706cm" svg:y1="4.4cm" svg:x2="7.006cm" svg:y2="4.4cm">
          <text:p/>
        </draw:line>
        <draw:line draw:style-name="gr24" draw:text-style-name="P7" draw:layer="layout" svg:x1="8.006cm" svg:y1="4.4cm" svg:x2="11.006cm" svg:y2="4.4cm">
          <text:p/>
        </draw:line>
        <draw:line draw:style-name="gr24" draw:text-style-name="P7" draw:layer="layout" svg:x1="8.306cm" svg:y1="4.4cm" svg:x2="8.306cm" svg:y2="3.6cm">
          <text:p/>
        </draw:line>
        <draw:line draw:style-name="gr24" draw:text-style-name="P7" draw:layer="layout" svg:x1="5.606cm" svg:y1="3.6cm" svg:x2="8.306cm" svg:y2="3.6cm">
          <text:p/>
        </draw:line>
        <draw:line draw:style-name="gr24" draw:text-style-name="P7" draw:layer="layout" svg:x1="5.606cm" svg:y1="4.2cm" svg:x2="6.006cm" svg:y2="4.2cm">
          <text:p/>
        </draw:line>
        <draw:line draw:style-name="gr24" draw:text-style-name="P7" draw:layer="layout" svg:x1="5.606cm" svg:y1="4.2cm" svg:x2="5.606cm" svg:y2="3.6cm">
          <text:p/>
        </draw:line>
        <draw:custom-shape draw:style-name="gr23" draw:text-style-name="P8" draw:layer="layout" svg:width="0.2cm" svg:height="0.2cm" svg:x="5.807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5.606cm" svg:y1="4.6cm" svg:x2="5.806cm" svg:y2="4.6cm">
          <text:p/>
        </draw:line>
        <draw:line draw:style-name="gr24" draw:text-style-name="P7" draw:layer="layout" svg:x1="5.606cm" svg:y1="5.8cm" svg:x2="5.606cm" svg:y2="4.6cm">
          <text:p/>
        </draw:line>
        <draw:line draw:style-name="gr24" draw:text-style-name="P7" draw:layer="layout" svg:x1="5.606cm" svg:y1="5.8cm" svg:x2="11.006cm" svg:y2="5.8cm">
          <text:p/>
        </draw:line>
        <draw:custom-shape draw:style-name="gr25" draw:text-style-name="P10" draw:layer="layout" svg:width="0.2cm" svg:height="0.2cm" svg:x="8.20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5.328cm" svg:height="0.725cm" svg:x="10.906cm" svg:y="4.1cm">
          <draw:text-box>
            <text:p><text:span text:style-name="T7">FORCE_HALT_ON_RESET_REQ</text:span></text:p>
          </draw:text-box>
        </draw:frame>
        <draw:frame draw:style-name="gr31" draw:text-style-name="P11" draw:layer="layout" svg:width="5.294cm" svg:height="0.725cm" svg:x="10.906cm" svg:y="5.475cm">
          <draw:text-box>
            <text:p><text:span text:style-name="T7">FORCE_HALT_ON_RESET_ACK</text:span></text:p>
          </draw:text-box>
        </draw:frame>
        <draw:custom-shape draw:style-name="gr32" draw:text-style-name="P6" draw:layer="layout" svg:width="5.5cm" svg:height="8.8cm" svg:x="11.006cm" svg:y="1.2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2.051cm" svg:height="0.607cm" svg:x="11.055cm" svg:y="1.994cm">
          <draw:text-box>
            <text:p><text:span text:style-name="T7">RES_ORG</text:span></text:p>
          </draw:text-box>
        </draw:frame>
        <draw:line draw:style-name="gr24" draw:text-style-name="P7" draw:layer="layout" svg:x1="5.406cm" svg:y1="2.8cm" svg:x2="5.406cm" svg:y2="2.3cm">
          <text:p/>
        </draw:line>
        <draw:custom-shape draw:style-name="gr25" draw:text-style-name="P10" draw:layer="layout" svg:width="0.2cm" svg:height="0.2cm" svg:x="5.308cm" svg:y="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5.406cm" svg:y1="2.3cm" svg:x2="11.006cm" svg:y2="2.3cm">
          <text:p/>
        </draw:line>
        <draw:frame draw:style-name="gr33" draw:text-style-name="P3" draw:layer="layout" svg:width="1.9cm" svg:height="0.607cm" svg:x="10.856cm" svg:y="7.193cm">
          <draw:text-box>
            <text:p><text:span text:style-name="T7">TRSTn</text:span></text:p>
          </draw:text-box>
        </draw:frame>
        <draw:frame draw:style-name="gr33" draw:text-style-name="P3" draw:layer="layout" svg:width="1.9cm" svg:height="0.607cm" svg:x="10.856cm" svg:y="7.694cm">
          <draw:text-box>
            <text:p><text:span text:style-name="T7">TCK</text:span></text:p>
          </draw:text-box>
        </draw:frame>
        <draw:frame draw:style-name="gr33" draw:text-style-name="P3" draw:layer="layout" svg:width="1.9cm" svg:height="0.607cm" svg:x="10.856cm" svg:y="8.195cm">
          <draw:text-box>
            <text:p><text:span text:style-name="T7">TMS</text:span></text:p>
          </draw:text-box>
        </draw:frame>
        <draw:frame draw:style-name="gr33" draw:text-style-name="P3" draw:layer="layout" svg:width="1.9cm" svg:height="0.607cm" svg:x="10.856cm" svg:y="8.696cm">
          <draw:text-box>
            <text:p><text:span text:style-name="T7">TDI</text:span></text:p>
          </draw:text-box>
        </draw:frame>
        <draw:frame draw:style-name="gr33" draw:text-style-name="P3" draw:layer="layout" svg:width="1.9cm" svg:height="0.607cm" svg:x="10.856cm" svg:y="9.197cm">
          <draw:text-box>
            <text:p><text:span text:style-name="T7">TDO</text:span></text:p>
          </draw:text-box>
        </draw:frame>
        <draw:line draw:style-name="gr24" draw:text-style-name="P7" draw:layer="layout" svg:x1="4.006cm" svg:y1="9.5cm" svg:x2="11.006cm" svg:y2="9.5cm">
          <text:p/>
        </draw:line>
        <draw:line draw:style-name="gr24" draw:text-style-name="P7" draw:layer="layout" svg:x1="4.006cm" svg:y1="9cm" svg:x2="11.006cm" svg:y2="9cm">
          <text:p/>
        </draw:line>
        <draw:line draw:style-name="gr24" draw:text-style-name="P7" draw:layer="layout" svg:x1="4.006cm" svg:y1="9.5cm" svg:x2="11.006cm" svg:y2="9.5cm">
          <text:p/>
        </draw:line>
        <draw:line draw:style-name="gr24" draw:text-style-name="P7" draw:layer="layout" svg:x1="4.006cm" svg:y1="8.5cm" svg:x2="11.006cm" svg:y2="8.5cm">
          <text:p/>
        </draw:line>
        <draw:line draw:style-name="gr24" draw:text-style-name="P7" draw:layer="layout" svg:x1="4.006cm" svg:y1="8cm" svg:x2="11.006cm" svg:y2="8cm">
          <text:p/>
        </draw:line>
        <draw:line draw:style-name="gr24" draw:text-style-name="P7" draw:layer="layout" svg:x1="4.006cm" svg:y1="7.5cm" svg:x2="11.006cm" svg:y2="7.5cm">
          <text:p/>
        </draw:line>
        <draw:frame draw:style-name="gr33" draw:text-style-name="P3" draw:layer="layout" svg:width="1.9cm" svg:height="0.607cm" svg:x="2.506cm" svg:y="7.194cm">
          <draw:text-box>
            <text:p><text:span text:style-name="T7">TRSTn</text:span></text:p>
          </draw:text-box>
        </draw:frame>
        <draw:frame draw:style-name="gr33" draw:text-style-name="P3" draw:layer="layout" svg:width="1.9cm" svg:height="0.607cm" svg:x="2.506cm" svg:y="7.695cm">
          <draw:text-box>
            <text:p><text:span text:style-name="T7">TCK</text:span></text:p>
          </draw:text-box>
        </draw:frame>
        <draw:frame draw:style-name="gr33" draw:text-style-name="P3" draw:layer="layout" svg:width="1.9cm" svg:height="0.607cm" svg:x="2.506cm" svg:y="8.196cm">
          <draw:text-box>
            <text:p><text:span text:style-name="T7">TMS</text:span></text:p>
          </draw:text-box>
        </draw:frame>
        <draw:frame draw:style-name="gr33" draw:text-style-name="P3" draw:layer="layout" svg:width="1.9cm" svg:height="0.607cm" svg:x="2.506cm" svg:y="8.697cm">
          <draw:text-box>
            <text:p><text:span text:style-name="T7">TDI</text:span></text:p>
          </draw:text-box>
        </draw:frame>
        <draw:frame draw:style-name="gr33" draw:text-style-name="P3" draw:layer="layout" svg:width="1.9cm" svg:height="0.607cm" svg:x="2.506cm" svg:y="9.198cm">
          <draw:text-box>
            <text:p><text:span text:style-name="T7">TDO</text:span></text:p>
          </draw:text-box>
        </draw:frame>
        <draw:line draw:style-name="gr34" draw:text-style-name="P7" draw:layer="layout" svg:x1="10.406cm" svg:y1="2.3cm" svg:x2="11.006cm" svg:y2="2.3cm">
          <text:p/>
        </draw:line>
        <draw:line draw:style-name="gr34" draw:text-style-name="P7" draw:layer="layout" svg:x1="10.406cm" svg:y1="4.4cm" svg:x2="11.006cm" svg:y2="4.4cm">
          <text:p/>
        </draw:line>
        <draw:line draw:style-name="gr34" draw:text-style-name="P7" draw:layer="layout" svg:x1="11.006cm" svg:y1="5.8cm" svg:x2="10.406cm" svg:y2="5.8cm">
          <text:p/>
        </draw:line>
        <draw:line draw:style-name="gr34" draw:text-style-name="P7" draw:layer="layout" svg:x1="10.406cm" svg:y1="7.5cm" svg:x2="11.006cm" svg:y2="7.5cm">
          <text:p/>
        </draw:line>
        <draw:line draw:style-name="gr34" draw:text-style-name="P7" draw:layer="layout" svg:x1="10.406cm" svg:y1="8cm" svg:x2="11.006cm" svg:y2="8cm">
          <text:p/>
        </draw:line>
        <draw:line draw:style-name="gr34" draw:text-style-name="P7" draw:layer="layout" svg:x1="10.406cm" svg:y1="8.5cm" svg:x2="11.006cm" svg:y2="8.5cm">
          <text:p/>
        </draw:line>
        <draw:line draw:style-name="gr34" draw:text-style-name="P7" draw:layer="layout" svg:x1="10.406cm" svg:y1="9cm" svg:x2="11.006cm" svg:y2="9cm">
          <text:p/>
        </draw:line>
        <draw:line draw:style-name="gr34" draw:text-style-name="P7" draw:layer="layout" svg:x1="11.007cm" svg:y1="9.5cm" svg:x2="10.407cm" svg:y2="9.5cm">
          <text:p/>
        </draw:line>
        <draw:frame draw:style-name="gr6" draw:text-style-name="P4" draw:layer="layout" svg:width="2.97cm" svg:height="1cm" svg:x="12.336cm" svg:y="8.9cm">
          <draw:text-box>
            <text:p><text:span text:style-name="T2">mmRIS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線の終点_20_1" draw:display-name="線の終点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5-21T15:36:07.949238283</dc:date>
    <meta:editing-duration>P1DT4H25M19S</meta:editing-duration>
    <meta:editing-cycles>238</meta:editing-cycles>
    <meta:generator>LibreOffice/7.5.0.3$MacOSX_AARCH64 LibreOffice_project/c21113d003cd3efa8c53188764377a8272d9d6de</meta:generator>
    <meta:document-statistic meta:object-count="135"/>
  </office:meta>
</office:document-meta>
</file>